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ugh version – left all Initials in place , as some questions re relevant to other people. </text:p>
      <text:p text:style-name="Standard"/>
      <text:p text:style-name="Standard"/>
      <text:p text:style-name="Standard">What volume of traffic is received outside of normal operational hours? - J.P , E.C</text:p>
      <text:p text:style-name="Standard">How does the dispatcher determine which trucks arrived outside normal operational hours? J.P , E.C</text:p>
      <text:p text:style-name="Standard"/>
      <text:p text:style-name="Standard">How does the dispatcher determine which trucks arrived outside normal operational hours? J.P , E.C</text:p>
      <text:p text:style-name="Standard"/>
      <text:p text:style-name="Standard">We understand that the system isn’t always used as outlined in the specifications. How is it done when the system isn’t used as intended? Do you have any copies of the manually created documents? J.P</text:p>
      <text:p text:style-name="Standard"/>
      <text:p text:style-name="Standard">What is preventing the system from being used as intended? Would you be able to use the system as intended if you had more time? If the system was faster? J.P</text:p>
      <text:p text:style-name="Standard"/>
      <text:p text:style-name="Standard">What information is intended to be entered into the system on the arrival of a trailer? What actually gets entered? What gets manually recorded? What additional information is available? J.P</text:p>
      <text:p text:style-name="Standard"/>
      <text:p text:style-name="Standard">How are overdue trailers handled? How are you alerted to trailers that have passed their time limit? J.P , E.C</text:p>
      <text:p text:style-name="Standard"/>
      <text:p text:style-name="Standard">Whose decision is it? Whose responsibility is it to track them? J.P , E.C</text:p>
      <text:p text:style-name="Standard"/>
      <text:p text:style-name="Standard">Do you receive the Bill of Lading with the arrival of the driver, or are they sent before? <text:s/>J.P , E.C</text:p>
      <text:p text:style-name="Standard"/>
      <text:p text:style-name="Standard">How are the internal drivers informed of their next task? J.P , E.C</text:p>
      <text:p text:style-name="Standard"/>
      <text:p text:style-name="Standard">As a dispatcher, what manual processes consume the majority of your time? E.C</text:p>
      <text:p text:style-name="Standard"/>
      <text:p text:style-name="Standard">Are there currently any standby trailers owned solely by Orenda? J.P</text:p>
      <text:p text:style-name="Standard"/>
      <text:p text:style-name="Standard">How does the dispatcher determine which drivers are available, and which currently occupied with a task? J.P , E.C</text:p>
      <text:p text:style-name="Standard"/>
      <text:p text:style-name="Standard">How are arrival and departure date of the trailers tracked? J.P , E.C</text:p>
      <text:p text:style-name="Standard"/>
      <text:p text:style-name="Standard">How do the dispatchers determine which empty trailers stay and which are released? - J.P , 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8T13:52:05.33</meta:creation-date>
    <dc:date>2012-09-18T14:02:49.32</dc:date>
    <meta:editing-duration>PT10M43S</meta:editing-duration>
    <meta:editing-cycles>2</meta:editing-cycles>
    <meta:generator>OpenOffice.org/3.4.1$Win32 OpenOffice.org_project/341m1$Build-9593</meta:generator>
    <meta:document-statistic meta:table-count="0" meta:image-count="0" meta:object-count="0" meta:page-count="1" meta:paragraph-count="16" meta:word-count="299" meta:character-count="1691"/>
  </office:meta>
</office:document-meta>
</file>